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  <style:text-properties fo:color="#000000"/>
    </style:style>
    <style:style style:name="ce4" style:family="table-cell" style:parent-style-name="Default">
      <style:table-cell-properties fo:background-color="#ff0000"/>
      <style:text-properties fo:color="#000000"/>
    </style:style>
    <style:style style:name="ce5" style:family="table-cell" style:parent-style-name="Default">
      <style:table-cell-properties fo:background-color="#ff0000"/>
      <style:text-properties fo:color="#000000" style:font-name="Arial1" fo:language="zxx" fo:country="none" style:language-asian="en" style:country-asian="US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1" style:family="table-cell" style:parent-style-name="Default">
      <style:text-properties fo:color="#000000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2" style:family="table-cell" style:parent-style-name="Default">
      <style:table-cell-properties fo:background-color="#00ff00"/>
      <style:text-properties fo:color="#000000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13" style:family="table-cell" style:parent-style-name="Default">
      <style:text-properties fo:color="#000000" fo:font-size="10pt" fo:language="zxx" fo:country="none" style:font-size-asian="10pt" style:language-asian="en" style:country-asian="US" style:font-size-complex="10pt" style:language-complex="en" style:country-complex="US"/>
    </style:style>
    <style:style style:name="ce14" style:family="table-cell" style:parent-style-name="Default"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00ff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7" style:family="table-cell" style:parent-style-name="Default">
      <style:table-cell-properties fo:background-color="#ff0000"/>
      <style:text-properties fo:color="#000000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0000"/>
      <style:text-properties style:use-window-font-color="true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9" style:family="table-cell" style:parent-style-name="Default">
      <style:table-cell-properties fo:background-color="#c0c0c0"/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20" style:family="table-cell" style:parent-style-name="Default">
      <style:text-properties fo:color="#000000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0c0c0"/>
      <style:text-properties fo:color="#000000"/>
    </style:style>
    <style:style style:name="ce22" style:family="table-cell" style:parent-style-name="Default">
      <style:table-cell-properties fo:background-color="#ffff00"/>
      <style:text-properties fo:color="#000000"/>
    </style:style>
    <style:style style:name="ce23" style:family="table-cell" style:parent-style-name="Default">
      <style:text-properties fo:color="#000000" fo:font-size="10pt" style:font-size-asian="10pt" style:font-size-complex="10pt"/>
    </style:style>
    <style:style style:name="ce24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25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fo:background-color="#c0c0c0"/>
      <style:text-properties fo:font-size="10pt" style:font-size-asian="10pt" style:font-size-complex="10pt"/>
    </style:style>
    <style:style style:name="ce27" style:family="table-cell" style:parent-style-name="Default">
      <style:text-properties fo:color="#000000" fo:font-weight="normal" style:font-weight-asian="normal" style:font-weight-complex="normal"/>
    </style:style>
    <style:style style:name="ce28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1019" table:default-cell-style-name="ce8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36">
            <text:p>36</text:p>
          </table:table-cell>
          <table:table-cell/>
          <table:table-cell table:style-name="ce28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table:style-name="ce3" office:value-type="float" office:value="84">
            <text:p>84</text:p>
          </table:table-cell>
          <table:table-cell table:style-name="ce24" office:value-type="float" office:value="17">
            <text:p>17</text:p>
          </table:table-cell>
          <table:table-cell table:style-name="ce23" table:number-columns-repeated="1021"/>
        </table:table-row>
        <table:table-row table:style-name="ro2">
          <table:table-cell table:style-name="ce4" office:value-type="string">
            <text:p>Som bruger vil jeg kunne gemme filer.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åbne/lukke filer.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yntaks highlighting. 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5">
            <text:p>35</text:p>
          </table:table-cell>
          <table:table-cell table:style-name="ce23" table:number-columns-repeated="1021"/>
        </table:table-row>
        <table:table-row table:style-name="ro2">
          <table:table-cell table:style-name="ce7"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t det seneste man arbejdet på, vises i en liste. 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debugge/steppe/goto.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flere filer åbne på én gang. 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slå op på, hvilke kommandoer/nøgleord jeg kan bruge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have genvejstaster for normale operationer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style-name="ce23" table:number-columns-repeated="1021"/>
        </table:table-row>
        <table:table-row table:style-name="ro2">
          <table:table-cell table:style-name="ce11" office:value-type="string">
            <text:p>Som bruger vil jeg kunne anvende IntelliSense/auto completion.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table:number-columns-repeated="1021"/>
        </table:table-row>
        <table:table-row table:style-name="ro2">
          <table:table-cell table:style-name="ce14" office:value-type="string">
            <text:p>Som bruger vil jeg kunne ændre editor farveskema, font, tekststørrelse m.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table:number-columns-repeated="1021"/>
        </table:table-row>
        <table:table-row table:style-name="ro2">
          <table:table-cell table:number-columns-repeated="5"/>
          <table:table-cell table:style-name="ce23" table:number-columns-repeated="1019"/>
        </table:table-row>
        <table:table-row table:style-name="ro3">
          <table:table-cell table:style-name="ce15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23" table:number-columns-repeated="1021"/>
        </table:table-row>
        <table:table-row table:style-name="ro2">
          <table:table-cell table:style-name="ce16" office:value-type="string">
            <text:p>Som bruger vil jeg eksekvere kode (starte simulering).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13">
            <text:p>13</text:p>
          </table:table-cell>
          <table:table-cell table:style-name="ce23" table:number-columns-repeated="1021"/>
        </table:table-row>
        <table:table-row table:style-name="ro2">
          <table:table-cell table:style-name="ce17" office:value-type="string">
            <text:p>Som tekniker vil jeg kunne se positionen af robotten.</text:p>
          </table:table-cell>
          <table:table-cell table:style-name="ce25" office:value-type="float" office:value="90">
            <text:p>90</text:p>
          </table:table-cell>
          <table:table-cell table:style-name="ce25" office:value-type="float" office:value="12">
            <text:p>12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8" office:value-type="string">
            <text:p>Som bruger vil jeg kunne se grafisk visning.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5">
            <text:p>15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1" office:value-type="string">
            <text:p>Som bruger vil jeg kunne se, hvor lang tid simuleringen har kørt.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ce19" office:value-type="string">
            <text:p>Som tekniker vil jeg kunne kalibrere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6" office:value-type="string">
            <text:p>Som bruger vil jeg kunne starte/stoppe systemet.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kifte mellem om koden skal køres af robotten eller simulatoren.</text:p>
          </table:table-cell>
          <table:table-cell table:style-name="ce27" office:value-type="float" office:value="94">
            <text:p>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benytte GUI 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indlæse/køre systemet DSL-filer direkte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tyre, hvor klodserne skal placeres.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manuelt styre robotten. 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loggen. 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om bruger vil jeg kunne se klodserne, der er lagret.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20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have se ’about-box/aboutception’</text:p>
          </table:table-cell>
          <table:table-cell table:style-name="ce2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Som bruger vil jeg kunne måle vægten af objekter.</text:p>
          </table:table-cell>
          <table:table-cell table:style-name="ce4"/>
          <table:table-cell table:style-name="ce4" office:value-type="float" office:value="38">
            <text:p>38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Rød</text:p>
          </table:table-cell>
          <table:table-cell table:style-name="ce4" office:value-type="string">
            <text:p>I gang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Grøn</text:p>
          </table:table-cell>
          <table:table-cell table:style-name="ce3" office:value-type="string">
            <text:p>Færdig</text:p>
          </table:table-cell>
          <table:table-cell table:number-columns-repeated="1022"/>
        </table:table-row>
        <table:table-row table:style-name="ro2">
          <table:table-cell table:style-name="ce21" office:value-type="string">
            <text:p>Grå</text:p>
          </table:table-cell>
          <table:table-cell table:style-name="ce21" office:value-type="string">
            <text:p>Fjernet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Gul</text:p>
          </table:table-cell>
          <table:table-cell table:style-name="ce22" office:value-type="string">
            <text:p>Merge</text:p>
          </table:table-cell>
          <table:table-cell table:number-columns-repeated="102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5-09T10:43:27.86</dc:date>
    <meta:editing-duration>PT1H3M21S</meta:editing-duration>
    <meta:editing-cycles>23</meta:editing-cycles>
    <meta:generator>LibreOffice/3.5$Windows_x86 LibreOffice_project/7e68ba2-a744ebf-1f241b7-c506db1-7d53735</meta:generator>
    <meta:document-statistic meta:table-count="3" meta:cell-count="137" meta:object-count="0"/>
  </office:meta>
</office:document-meta>
</file>